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25.14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4" style:family="table-cell" style:parent-style-name="Default" style:data-style-name="N99"/>
    <style:style style:name="ce2" style:family="table-cell" style:parent-style-name="Default" style:data-style-name="N0">
      <style:table-cell-properties fo:background-color="#a9d08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w_hours</text:p>
          </table:table-cell>
          <table:table-cell office:value-type="string" calcext:value-type="string">
            <text:p>ineducation</text:p>
          </table:table-cell>
          <table:table-cell office:value-type="string" calcext:value-type="string">
            <text:p>m_wage</text:p>
          </table:table-cell>
          <table:table-cell office:value-type="string" calcext:value-type="string">
            <text:p>year</text:p>
          </table:table-cell>
          <table:table-cell table:style-name="ce2" office:value-type="string" calcext:value-type="string">
            <text:p>kindergeld_tu_basis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3000" calcext:value-type="float">
            <text:p>3000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588" calcext:value-type="float">
            <text:p>58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588" calcext:value-type="float">
            <text:p>58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C3]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700" calcext:value-type="float">
            <text:p>700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588" calcext:value-type="float">
            <text:p>58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C4]+1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200" calcext:value-type="float">
            <text:p>200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588" calcext:value-type="float">
            <text:p>58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C5]+1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588" calcext:value-type="float">
            <text:p>58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C6]+1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588" calcext:value-type="float">
            <text:p>58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C7]+1"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3000" calcext:value-type="float">
            <text:p>3000</text:p>
          </table:table-cell>
          <table:table-cell office:value-type="float" office:value="2002" calcext:value-type="float">
            <text:p>2002</text:p>
          </table:table-cell>
          <table:table-cell table:style-name="ce2" office:value-type="float" office:value="462" calcext:value-type="float">
            <text:p>462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C8]+1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table:style-name="ce2" office:value-type="float" office:value="462" calcext:value-type="float">
            <text:p>462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C9]+1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700" calcext:value-type="float">
            <text:p>700</text:p>
          </table:table-cell>
          <table:table-cell office:value-type="float" office:value="2002" calcext:value-type="float">
            <text:p>2002</text:p>
          </table:table-cell>
          <table:table-cell table:style-name="ce2" office:value-type="float" office:value="462" calcext:value-type="float">
            <text:p>462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C10]+1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200" calcext:value-type="float">
            <text:p>200</text:p>
          </table:table-cell>
          <table:table-cell office:value-type="float" office:value="2002" calcext:value-type="float">
            <text:p>2002</text:p>
          </table:table-cell>
          <table:table-cell table:style-name="ce2" office:value-type="float" office:value="462" calcext:value-type="float">
            <text:p>462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C11]+1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table:style-name="ce2" office:value-type="float" office:value="462" calcext:value-type="float">
            <text:p>462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C12]+1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table:style-name="ce2" office:value-type="float" office:value="462" calcext:value-type="float">
            <text:p>462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C13]+1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700" calcext:value-type="float">
            <text:p>700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194" calcext:value-type="float">
            <text:p>194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C14]+1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700" calcext:value-type="float">
            <text:p>700</text:p>
          </table:table-cell>
          <table:table-cell office:value-type="float" office:value="2010" calcext:value-type="float">
            <text:p>20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C15]+1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C16]+1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C17]+1"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style-name="ce2" office:value-type="float" office:value="1203" calcext:value-type="float">
            <text:p>1203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C18]+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style-name="ce2" office:value-type="float" office:value="1203" calcext:value-type="float">
            <text:p>1203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C19]+1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style-name="ce2" office:value-type="float" office:value="1203" calcext:value-type="float">
            <text:p>1203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C20]+1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style-name="ce2" office:value-type="float" office:value="1203" calcext:value-type="float">
            <text:p>1203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C21]+1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style-name="ce2" office:value-type="float" office:value="1203" calcext:value-type="float">
            <text:p>1203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C22]+1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style-name="ce2" office:value-type="float" office:value="1203" calcext:value-type="float">
            <text:p>1203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C23]+1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style-name="ce2" office:value-type="float" office:value="1203" calcext:value-type="float">
            <text:p>1203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[.C24]+1"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style-name="ce2" office:value-type="float" office:value="558" calcext:value-type="float">
            <text:p>55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[.C25]+1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style-name="ce2" office:value-type="float" office:value="558" calcext:value-type="float">
            <text:p>55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[.C26]+1"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800" calcext:value-type="float">
            <text:p>800</text:p>
          </table:table-cell>
          <table:table-cell office:value-type="float" office:value="2013" calcext:value-type="float">
            <text:p>2013</text:p>
          </table:table-cell>
          <table:table-cell table:style-name="ce2" office:value-type="float" office:value="558" calcext:value-type="float">
            <text:p>55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[.C27]+1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300" calcext:value-type="float">
            <text:p>300</text:p>
          </table:table-cell>
          <table:table-cell office:value-type="float" office:value="2013" calcext:value-type="float">
            <text:p>2013</text:p>
          </table:table-cell>
          <table:table-cell table:style-name="ce2" office:value-type="float" office:value="558" calcext:value-type="float">
            <text:p>55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[.C28]+1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429" calcext:value-type="float">
            <text:p>429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[.C29]+1"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429" calcext:value-type="float">
            <text:p>429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[.C30]+1"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429" calcext:value-type="float">
            <text:p>429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[.C31]+1"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429" calcext:value-type="float">
            <text:p>429</text:p>
          </table:table-cell>
          <table:table-cell table:number-columns-repeated="1015"/>
        </table:table-row>
        <table:table-row table:style-name="ro1" table:number-rows-repeated="36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Eric Sommer</meta:initial-creator>
    <meta:creation-date>2019-06-13T07:17:45Z</meta:creation-date>
    <dc:date>2019-10-23T19:24:13.816811492</dc:date>
    <meta:editing-duration>PT57S</meta:editing-duration>
    <meta:editing-cycles>1</meta:editing-cycles>
    <meta:document-statistic meta:table-count="1" meta:cell-count="288" meta:object-count="0"/>
  </office:meta>
</office:document-meta>
</file>